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weight="bold" style:font-weight-asian="bold" style:font-weight-complex="bold"/>
    </style:style>
    <style:style style:name="P3" style:family="paragraph" style:parent-style-name="Mist_20_Text_20_Body">
      <style:text-properties officeooo:rsid="0034913d" officeooo:paragraph-rsid="003657a6"/>
    </style:style>
    <style:style style:name="P4" style:family="paragraph" style:parent-style-name="Mist_20_Text_20_Body">
      <style:text-properties officeooo:rsid="003657a6" officeooo:paragraph-rsid="003657a6"/>
    </style:style>
    <style:style style:name="P5" style:family="paragraph" style:parent-style-name="Mist_20_Text_20_Body">
      <style:text-properties officeooo:rsid="00429690" officeooo:paragraph-rsid="00429690"/>
    </style:style>
    <style:style style:name="P6" style:family="paragraph" style:parent-style-name="Mist_20_Heading_20_2">
      <style:text-properties officeooo:paragraph-rsid="00429690"/>
    </style:style>
    <style:style style:name="P7" style:family="paragraph" style:parent-style-name="Mist_20_Code">
      <style:text-properties officeooo:paragraph-rsid="00429690"/>
    </style:style>
    <style:style style:name="P8" style:family="paragraph" style:parent-style-name="Mist_20_Text_20_Body" style:list-style-name="Mist_20_Bulleted_20_List"/>
    <style:style style:name="P9" style:family="paragraph" style:parent-style-name="Mist_20_Text_20_Body" style:list-style-name="L1"/>
    <style:style style:name="P10" style:family="paragraph" style:parent-style-name="Mist_20_Text_20_Body" style:list-style-name="Mist_20_Bulleted_20_List">
      <style:text-properties officeooo:rsid="0033b80b" officeooo:paragraph-rsid="0033b80b"/>
    </style:style>
    <style:style style:name="P11" style:family="paragraph" style:parent-style-name="Mist_20_Text_20_Body" style:list-style-name="L2"/>
    <style:style style:name="P12" style:family="paragraph" style:parent-style-name="Mist_20_Text_20_Body" style:list-style-name="L3"/>
    <style:style style:name="P13" style:family="paragraph" style:parent-style-name="Mist_20_Text_20_Body" style:list-style-name="L4"/>
    <style:style style:name="P14" style:family="paragraph" style:parent-style-name="Mist_20_Text_20_Body" style:list-style-name="L5"/>
    <style:style style:name="P15" style:family="paragraph" style:parent-style-name="Mist_20_Text_20_Body" style:list-style-name="L6"/>
    <style:style style:name="P16" style:family="paragraph" style:parent-style-name="Mist_20_Text_20_Body" style:list-style-name="L6">
      <style:text-properties fo:font-style="normal" style:font-style-asian="normal" style:font-style-complex="normal"/>
    </style:style>
    <style:style style:name="P17" style:family="paragraph" style:parent-style-name="Mist_20_Text_20_Body" style:list-style-name="L7">
      <style:text-properties fo:font-style="normal" style:font-style-asian="normal" style:font-style-complex="normal"/>
    </style:style>
    <style:style style:name="P18" style:family="paragraph" style:parent-style-name="Mist_20_Text_20_Body" style:list-style-name="L7"/>
    <style:style style:name="P19" style:family="paragraph" style:parent-style-name="Mist_20_Text_20_Body" style:list-style-name="L8"/>
    <style:style style:name="P20" style:family="paragraph" style:parent-style-name="Mist_20_Text_20_Body" style:list-style-name="L9"/>
    <style:style style:name="P21" style:family="paragraph" style:parent-style-name="Mist_20_Text_20_Body" style:list-style-name="L10"/>
    <style:style style:name="P22" style:family="paragraph" style:parent-style-name="Mist_20_Text_20_Body">
      <style:text-properties officeooo:rsid="0045a86a" officeooo:paragraph-rsid="0045a86a"/>
    </style:style>
    <style:style style:name="P23" style:family="paragraph" style:parent-style-name="Mist_20_Text_20_Body">
      <style:text-properties officeooo:rsid="0048911c" officeooo:paragraph-rsid="0048911c"/>
    </style:style>
    <style:style style:name="P24" style:family="paragraph" style:parent-style-name="Mist_20_Text_20_Body">
      <style:text-properties officeooo:rsid="004a73c8" officeooo:paragraph-rsid="004a73c8"/>
    </style:style>
    <style:style style:name="P25" style:family="paragraph" style:parent-style-name="Mist_20_Text_20_Body">
      <style:text-properties officeooo:rsid="004c23cd" officeooo:paragraph-rsid="004c23cd"/>
    </style:style>
    <style:style style:name="P26" style:family="paragraph" style:parent-style-name="Mist_20_Text_20_Body">
      <style:text-properties officeooo:rsid="004defbe" officeooo:paragraph-rsid="004defbe"/>
    </style:style>
    <style:style style:name="P27" style:family="paragraph" style:parent-style-name="Mist_20_Text_20_Body">
      <style:text-properties officeooo:rsid="004e149d" officeooo:paragraph-rsid="004e149d"/>
    </style:style>
    <style:style style:name="P28" style:family="paragraph" style:parent-style-name="Mist_20_Text_20_Body">
      <style:text-properties officeooo:rsid="004ff390" officeooo:paragraph-rsid="004ff390"/>
    </style:style>
    <style:style style:name="P29" style:family="paragraph" style:parent-style-name="Mist_20_Text_20_Body">
      <style:text-properties officeooo:rsid="0053c63a" officeooo:paragraph-rsid="0053c63a"/>
    </style:style>
    <style:style style:name="P30" style:family="paragraph" style:parent-style-name="Mist_20_Text_20_Body">
      <style:text-properties officeooo:rsid="0054fddd" officeooo:paragraph-rsid="0054fddd"/>
    </style:style>
    <style:style style:name="P31" style:family="paragraph" style:parent-style-name="Mist_20_Text_20_Body">
      <style:text-properties officeooo:rsid="0055f942" officeooo:paragraph-rsid="0055f942"/>
    </style:style>
    <style:style style:name="P32" style:family="paragraph" style:parent-style-name="Mist_20_Text_20_Body">
      <style:text-properties officeooo:rsid="00579836" officeooo:paragraph-rsid="00579836"/>
    </style:style>
    <style:style style:name="P33" style:family="paragraph" style:parent-style-name="Mist_20_Text_20_Body">
      <style:text-properties officeooo:rsid="0058aa08" officeooo:paragraph-rsid="0058aa08"/>
    </style:style>
    <style:style style:name="P34" style:family="paragraph" style:parent-style-name="Mist_20_Text_20_Body">
      <style:text-properties officeooo:rsid="00591788" officeooo:paragraph-rsid="00591788"/>
    </style:style>
    <style:style style:name="P35" style:family="paragraph" style:parent-style-name="Mist_20_Text_20_Body">
      <style:text-properties officeooo:rsid="005a9eda" officeooo:paragraph-rsid="005a9eda"/>
    </style:style>
    <style:style style:name="P36" style:family="paragraph" style:parent-style-name="Mist_20_Text_20_Body">
      <style:text-properties officeooo:rsid="005f00d7" officeooo:paragraph-rsid="005f00d7"/>
    </style:style>
    <style:style style:name="P37" style:family="paragraph" style:parent-style-name="Mist_20_Text_20_Body">
      <style:text-properties officeooo:rsid="005f42f9" officeooo:paragraph-rsid="005f42f9"/>
    </style:style>
    <style:style style:name="P38" style:family="paragraph" style:parent-style-name="Mist_20_Text_20_Body">
      <style:text-properties officeooo:rsid="005f870a" officeooo:paragraph-rsid="005f870a"/>
    </style:style>
    <style:style style:name="P39" style:family="paragraph" style:parent-style-name="Mist_20_Text_20_Body">
      <style:text-properties officeooo:rsid="005f870a" officeooo:paragraph-rsid="0063cfc6"/>
    </style:style>
    <style:style style:name="P40" style:family="paragraph" style:parent-style-name="Mist_20_Text_20_Body">
      <style:text-properties officeooo:rsid="00607b44" officeooo:paragraph-rsid="00607b44"/>
    </style:style>
    <style:style style:name="P41" style:family="paragraph" style:parent-style-name="Mist_20_Heading_20_1">
      <style:text-properties fo:font-style="normal" style:font-style-asian="normal" style:font-style-complex="normal"/>
    </style:style>
    <style:style style:name="P42" style:family="paragraph" style:parent-style-name="Mist_20_Short_20_List" style:list-style-name="Mist_20_Bulleted_20_List"/>
    <style:style style:name="P43"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44" style:family="paragraph" style:parent-style-name="Mist_20_Heading_20_2">
      <style:text-properties fo:font-style="normal" style:font-style-asian="normal" style:font-style-complex="normal"/>
    </style:style>
    <style:style style:name="P45" style:family="paragraph" style:parent-style-name="Mist_20_Code" style:list-style-name="L8"/>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underline-style="none"/>
    </style:style>
    <style:style style:name="T20" style:family="text">
      <style:text-properties style:font-name="Liberation Serif1"/>
    </style:style>
    <style:style style:name="T21" style:family="text">
      <style:text-properties style:font-name="Liberation Serif"/>
    </style:style>
    <style:style style:name="T22" style:family="text">
      <style:text-properties officeooo:rsid="0017d880"/>
    </style:style>
    <style:style style:name="T23" style:family="text">
      <style:text-properties officeooo:rsid="001ccde7"/>
    </style:style>
    <style:style style:name="T24" style:family="text">
      <style:text-properties officeooo:rsid="001e9b16"/>
    </style:style>
    <style:style style:name="T25" style:family="text">
      <style:text-properties officeooo:rsid="001fc782"/>
    </style:style>
    <style:style style:name="T26" style:family="text">
      <style:text-properties officeooo:rsid="0020603f"/>
    </style:style>
    <style:style style:name="T27" style:family="text">
      <style:text-properties officeooo:rsid="00221ac0"/>
    </style:style>
    <style:style style:name="T28" style:family="text">
      <style:text-properties officeooo:rsid="002dd353"/>
    </style:style>
    <style:style style:name="T29" style:family="text">
      <style:text-properties officeooo:rsid="002ec116"/>
    </style:style>
    <style:style style:name="T30" style:family="text">
      <style:text-properties fo:font-weight="bold" style:font-weight-asian="bold" style:font-weight-complex="bold"/>
    </style:style>
    <style:style style:name="T31" style:family="text">
      <style:text-properties officeooo:rsid="002f91da"/>
    </style:style>
    <style:style style:name="T32" style:family="text">
      <style:text-properties officeooo:rsid="003657a6"/>
    </style:style>
    <style:style style:name="T33" style:family="text">
      <style:text-properties officeooo:rsid="00386afb"/>
    </style:style>
    <style:style style:name="T34" style:family="text">
      <style:text-properties officeooo:rsid="00429690"/>
    </style:style>
    <style:style style:name="T35" style:family="text">
      <style:text-properties officeooo:rsid="00475832"/>
    </style:style>
    <style:style style:name="T36" style:family="text">
      <style:text-properties officeooo:rsid="004c23cd"/>
    </style:style>
    <style:style style:name="T37" style:family="text">
      <style:text-properties officeooo:rsid="004de7e3"/>
    </style:style>
    <style:style style:name="T38" style:family="text">
      <style:text-properties officeooo:rsid="0051e683"/>
    </style:style>
    <style:style style:name="T39" style:family="text">
      <style:text-properties officeooo:rsid="00579836"/>
    </style:style>
    <style:style style:name="T40" style:family="text">
      <style:text-properties officeooo:rsid="005ba107"/>
    </style:style>
    <style:style style:name="T41" style:family="text">
      <style:text-properties officeooo:rsid="005c0be3"/>
    </style:style>
    <style:style style:name="T42" style:family="text">
      <style:text-properties officeooo:rsid="005ceb06"/>
    </style:style>
    <style:style style:name="T43" style:family="text">
      <style:text-properties officeooo:rsid="00618c61"/>
    </style:style>
    <style:style style:name="T44" style:family="text">
      <style:text-properties officeooo:rsid="0062402c"/>
    </style:style>
    <style:style style:name="T45" style:family="text">
      <style:text-properties officeooo:rsid="00641217"/>
    </style:style>
    <style:style style:name="T46" style:family="text">
      <style:text-properties officeooo:rsid="0065fca7"/>
    </style:style>
    <style:style style:name="T47" style:family="text">
      <style:text-properties officeooo:rsid="00665107"/>
    </style:style>
    <style:style style:name="T48" style:family="text">
      <style:text-properties officeooo:rsid="006730c9"/>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1">©</text:span><text:span text:style-name="T20"> </text:span>2014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2"><text:date style:data-style-name="N84" text:date-value="2014-11-29T12:52:13.283702703" text:fixed="true">2014-11-29</text:date></text:p>
      <text:p text:style-name="Mist_20_Text_20_Body">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41" text:outline-level="1">Project Values and Strategies/Tactics</text:h>
      <text:p text:style-name="P1">The Mist project is guided by a set of values. The values are:</text:p>
      <text:list xml:id="list7792176960021650845" text:style-name="Mist_20_Bulleted_20_List">
        <text:list-item>
          <text:p text:style-name="P43">Simplicity</text:p>
        </text:list-item>
        <text:list-item>
          <text:p text:style-name="P43">Consistency</text:p>
        </text:list-item>
        <text:list-item>
          <text:p text:style-name="P43">Self-sufficiency</text:p>
        </text:list-item>
        <text:list-item>
          <text:p text:style-name="P43">Speed</text:p>
        </text:list-item>
        <text:list-item>
          <text:p text:style-name="P43">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44"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8"><text:span text:style-name="T6">Implement the </text:span><text:span text:style-name="T18">simplest thing first</text:span><text:span text:style-name="T6">.</text:span></text:p>
        </text:list-item>
        <text:list-item>
          <text:p text:style-name="P8"><text:soft-page-break/><text:span text:style-name="T18">Increase complexity only when needed</text:span><text:span text:style-name="T6"> for increased functionality, or to promote the other Mist values.</text:span></text:p>
        </text:list-item>
        <text:list-item>
          <text:p text:style-name="P8"><text:span text:style-name="T6">When possible, </text:span><text:span text:style-name="T18">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8"><text:span text:style-name="T18">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44"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1750122884641406958" text:style-name="L1">
        <text:list-item>
          <text:p text:style-name="P9"><text:span text:style-name="T6">Mist will </text:span><text:span text:style-name="T18">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44" text:outline-level="2">Speed</text:h>
      <text:p text:style-name="Mist_20_Text_20_Body"><text:span text:style-name="T6">We want Mist to be usable, so it </text:span><text:span text:style-name="T18">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151042090610284" text:continue-list="list7792176960021650845" text:style-name="Mist_20_Bulleted_20_List">
        <text:list-item>
          <text:p text:style-name="P10"><text:span text:style-name="T30">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0">biggest gains for the least complexity</text:span>. And once again, <text:span text:style-name="T30">measure the payoff</text:span> and back it out if the gains are not large relative to the complexity.</text:p>
        </text:list-item>
        <text:list-item>
          <text:p text:style-name="P10"><text:soft-page-break/>Push complexity <text:span text:style-name="T30">out of runtime into compile time</text:span>. An example of this is method lookup, where at runtime Mist’s worst case to find the method for a message send is a lookup in a single 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44"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151042220306439" text:continue-list="list5169397620265623591" text:style-name="Mist_20_Bulleted_20_List">
        <text:list-item>
          <text:p text:style-name="P8"><text:span text:style-name="T18">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7491553727151802503" text:style-name="L2">
        <text:list-item>
          <text:p text:style-name="P11">Single-threaded. Mist (initially) has no concurrency mechanism. There will be something later, likely a variant of the Actor model based on asynchronous message sending.</text:p>
        </text:list-item>
        <text:list-item>
          <text:p text:style-name="P11">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6381087062421626277" text:style-name="L3">
        <text:list-item>
          <text:p text:style-name="P12"><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12">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12">Mist as a library. A Mist program defines some entry points, and is compiled as a .so shared object file. There is no “main” here, there are only entry points that can be called from a program written in any language.</text:p>
        </text:list-item>
        <text:list-item>
          <text:p text:style-name="P12">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8700533133424135794" text:style-name="L4">
        <text:list-item>
          <text:p text:style-name="P13">A bytecode interpreter implementing language-level features like assigning to variables, sending messages, and returning from methods</text:p>
        </text:list-item>
        <text:list-item>
          <text:p text:style-name="P13">Memory management code, including object allocation and garbage collection</text:p>
        </text:list-item>
        <text:list-item>
          <text:p text:style-name="P13">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151042771302088" text:continue-list="list151042220306439" text:style-name="Mist_20_Bulleted_20_List">
        <text:list-item>
          <text:p text:style-name="P42">Specify a limited set of objects literally (numbers, strings, symbols, arrays, blocks...)</text:p>
        </text:list-item>
        <text:list-item>
          <text:p text:style-name="P42">Reference a few special constant objects (nil, true, false)</text:p>
        </text:list-item>
        <text:list-item>
          <text:p text:style-name="P42">Reference the implicit temporary variable “self”</text:p>
        </text:list-item>
        <text:list-item>
          <text:p text:style-name="P42">Declare formal parameters and temporary variables</text:p>
        </text:list-item>
        <text:list-item>
          <text:p text:style-name="P42">Reference variables (parameters, temporaries, instance, shared)</text:p>
        </text:list-item>
        <text:list-item>
          <text:p text:style-name="P42">Assign to assignable variables</text:p>
        </text:list-item>
        <text:list-item>
          <text:p text:style-name="P42">Send messages</text:p>
        </text:list-item>
        <text:list-item>
          <text:p text:style-name="P42">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2">software </text:span>virtual machine, but on a <text:span text:style-name="T22">hardware</text:span> machine (initially, just X86_64). <text:span text:style-name="T22">The only external software requirement is an operating system (initially, the Linux kernel), though some applications will want to load external user-space libraries.</text:span> <text:span text:style-name="T22">Mist has</text:span> some primitive methods, but they are small and simple. Everything else is written in Mist. This conceptual self-recursion can, if care is not taken, lead to actual runtime infinite recursion. For instance:</text:p>
      <text:list xml:id="list4578555393288329878" text:style-name="L5">
        <text:list-item>
          <text:p text:style-name="P14"><text:span text:style-name="T6">Method lookup is done by executing Mist code. Therefore, to avoid infinite recursion, the Mist code used to look up methods in dictionaries must </text:span><text:span text:style-name="T1">not </text:span><text:span text:style-name="T6">do any method lookups, even though it does (of course) send messages. See the Method Lookup section.</text:span></text:p>
        </text:list-item>
        <text:list-item>
          <text:p text:style-name="P14">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5537782654286681007" text:style-name="L6">
        <text:list-item>
          <text:p text:style-name="P15">Its own formal parameters</text:p>
        </text:list-item>
        <text:list-item>
          <text:p text:style-name="P15">Its own declared temporary variables</text:p>
        </text:list-item>
        <text:list-item>
          <text:p text:style-name="P15">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15">Formal parameters and temporary variables declared in the method in which it appears. </text:p>
        </text:list-item>
        <text:list-item>
          <text:p text:style-name="P15"><text:span text:style-name="T6">The pseudo-variable </text:span><text:span text:style-name="Mist_20_Code">self</text:span>, indicating the receiver of the message which caused the invocation of the method in which the block constructor appears.</text:p>
        </text:list-item>
        <text:list-item>
          <text:p text:style-name="P15">Any instance variable of <text:span text:style-name="Mist_20_Code">self</text:span>.</text:p>
        </text:list-item>
        <text:list-item>
          <text:p text:style-name="P16">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2874310493497465345" text:style-name="L7">
        <text:list-item>
          <text:p text:style-name="P17">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17">The compiler also creates an anonymous shared variable class with an instance variable for self, and instance variables for each formal parameter or temporary variable declared in the method or block constructor.</text:p>
        </text:list-item>
        <text:list-item>
          <text:p text:style-name="P17">The compiler inserts code at the beginning of the method or block to create an instance of the shared variable class and initialize it with the values of the formal parameters.</text:p>
        </text:list-item>
        <text:list-item>
          <text:p text:style-name="P18">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18">In the code of the method or enclosing block, all references to temporary variables must be replaced with getter or setter message sends directed to the shared variable instance.</text:p>
        </text:list-item>
        <text:list-item>
          <text:p text:style-name="P18">In the code of the enclosed block, all references to variables from the outer context must be replaced with getter or setter message sends directed to the shared variable instance.</text:p>
        </text:list-item>
        <text:list-item>
          <text:p text:style-name="P18"><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18"><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28">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28">Methods in the </text:span>&lt;closureClass&gt; for the block in <text:span text:style-name="Mist_20_Code">#newCounter</text:span>. <text:span text:style-name="T29">This class</text:span> <text:span text:style-name="T29">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7061756980562785113" text:style-name="L8">
        <text:list-item>
          <text:p text:style-name="P19">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19">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19">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45"><text:span text:style-name="Mist_20_Code">nand: aBlock</text:span></text:p>
          <text:p text:style-name="P45"><text:span text:style-name="Mist_20_Code"><text:s text:c="3"/>^(self and: aBlock) not.</text:span></text:p>
          <text:p text:style-name="P19">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global constants, its own formal parameters, and the temporary variables declared within the block itself. Such blocks are often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151043180811405" text:continue-numbering="true" text:style-name="L8">
        <text:list-header>
          <text:p text:style-name="P45"><text:span text:style-name="Mist_20_Code">ifTrue: aBlock arg1: arg1 arg2: arg2 arg3: arg3</text:span></text:p>
          <text:p text:style-name="P45"><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151042434713890" text:continue-numbering="true" text:style-name="L8">
        <text:list-header>
          <text:p text:style-name="P45"><text:span text:style-name="Mist_20_Code">ifTrue: aBlock arg1: arg1 arg2: arg2 arg3: arg3</text:span></text:p>
          <text:p text:style-name="P45"><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6405790597263608362" text:style-name="L9">
        <text:list-item>
          <text:p text:style-name="P20">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20">Replace textual names with references to actual variables (each variable is represented by an object). This pass checks that every variable name references a legally reachable variable.</text:p>
        </text:list-item>
        <text:list-item>
          <text:p text:style-name="P20">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20">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text:soft-page-break/>Back end</text:p>
      <text:list xml:id="list2145633794258281147" text:style-name="L10">
        <text:list-item>
          <text:p text:style-name="P21">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21">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21">Traverse the Fog tree from left to right, emitting machine code. This, finally, translates the tree structure of Fog into the linear structure of machine code.</text:p>
        </text:list-item>
        <text:list-item>
          <text:p text:style-name="P21">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oft-page-break/><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6">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3">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4">Address</text:span></text:span><text:span text:style-name="Mist_20_Code"> := expectedReceiverClass </text:span></text:p>
      <text:p text:style-name="Mist_20_Code"><text:span text:style-name="Mist_20_Code"><text:tab/> <text:s text:c="30"/>method</text:span><text:span text:style-name="Mist_20_Code"><text:span text:style-name="T24">Address</text:span></text:span><text:span text:style-name="Mist_20_Code">For: selector].</text:span></text:p>
      <text:p text:style-name="Mist_20_Code"><text:span text:style-name="Mist_20_Code"><text:tab/>method</text:span><text:span text:style-name="Mist_20_Code"><text:span text:style-name="T24">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5">In Mist, they could be stored either in the 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27">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text:span><text:soft-page-break/><text:span text:style-name="T27">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151042873006094" text:continue-list="list151042434713890" text:style-name="L8">
        <text:list-header>
          <text:p text:style-name="P45"><text:span text:style-name="Mist_20_Code">at: offset put: value</text:span></text:p>
          <text:p text:style-name="P45"><text:span text:style-name="Mist_20_Code"><text:s text:c="2"/>^self doesNotUnderstand: </text:span></text:p>
          <text:p text:style-name="P45"><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for its default answer. This method signals an exception, which is handled (or not) by the normal mechanisms.</text:p>
      <text:p text:style-name="Mist_20_Heading_20_1">Private methods</text:p>
      <text:p text:style-name="P3">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3">When composing classes into a new class, a method <text:span text:style-name="T32">defined in one of the component classes (but not declared private to its defining class) </text:span>may also be declared to be private to that composite class. <text:span text:style-name="T32">It is then only invocable through a self-send in any method in the composite class or any of its component classes.</text:span></text:p>
      <text:p text:style-name="P4"><text:soft-page-break/>Like other self-sends in Mist where <text:span text:style-name="T33">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22">Fog is the intermediate representation of the Mist compiler, and is also the <text:span text:style-name="T35">form</text:span> in which Mist primitive <text:span text:style-name="T35">methods</text:span> are written. <text:span text:style-name="T35">Fog is an object structure, a tree of nodes. <text:s/>Mist primitive methods are written by writing Mist code that assembles a Fog tree for that method. Non-primitive methods are written in textual Mist, which the Mist compiler front-end parses and compiles into Fog. The back end of the Mist compiler then compiles the Fog tree into an executable machine code representation of the method.</text:span></text:p>
      <text:p text:style-name="P23">Fog is fairly low-level. It is intended to be general enough to be independent of processor instruction architecture, at least for major architectures such as X64 and ARM.</text:p>
      <text:p text:style-name="P28">Typing in Fog</text:p>
      <text:p text:style-name="P28">As of this writing, Fog is untyped. From a data-typing standpoint, Fog is equivalent to assembly language. I anticipate that Fog will need to have some static typing. <text:span text:style-name="T38">Not very many static types, though – int, double, and object pointer will be sufficient. The distinction between floating-point and integer primitive types is needed to comply with the ABI for passing arguments in float or general-purpose registers, and the distinction between object pointers and raw ints seems useful for low-level optimizations.</text:span></text:p>
      <text:p text:style-name="P24">Operation nodes</text:p>
      <text:p text:style-name="P23">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produces a 64-bit integer value. It then adds the two integers and passes the sum to its parent as a 64-bit integer.</text:p>
      <text:p text:style-name="P23">Constant nodes</text:p>
      <text:p text:style-name="P29">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35">Sequence nodes</text:p>
      <text:p text:style-name="P35"><text:soft-page-break/>A sequence node has one or more children (the number fixed at the time the node is created during compilation). It evaluates its children in order. Its runtime value is the value of its last child.</text:p>
      <text:p text:style-name="P27">Variable scope nodes</text:p>
      <text:p text:style-name="P30">Each variable scope node declares one or more temporary variables, and has one child. <text:span text:style-name="T41">It evaluates its child. </text:span>The variables declared by the node are in scope during e<text:span text:style-name="T40">valuation of </text:span>its child. The runtime value of a variable scope node is the value of its child.</text:p>
      <text:p text:style-name="P27">Variable fetch and store nodes</text:p>
      <text:p text:style-name="P31"><text:span text:style-name="T39">Temporary variables are accessed through variable fetch and store nodes. </text:span>Each variable fetch or store node refers to one <text:span text:style-name="T39">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27">Byte and word fetch and store nodes</text:p>
      <text:p text:style-name="P32">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25">Conditional nodes</text:p>
      <text:p text:style-name="P33">If-then-else constructs are implemented with conditional nodes. Each conditional node has three children. The first child is e<text:span text:style-name="T41">valua</text:span>ted, and is expected to leave a condition code in the CPU's condition 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25">Loop <text:span text:style-name="T41">and loop exit </text:span>nodes</text:p>
      <text:p text:style-name="P34">A loop node has one <text:span text:style-name="T41">child, which it evaluates repeatedly, forming an infinite loop. Unless infinite execution is actually desired, </text:span>a loop exit node <text:span text:style-name="T41">appears somewhere in the subtree rooted by the loop node. This loop exit node</text:span> refers to the loop node. <text:span text:style-name="T41">A loop exit node has one child. It evaluates that child, 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40">Syscall nodes</text:p>
      <text:p text:style-name="P40">A syscall node makes a system call to the Linux kernel. It has one to seven children. The first child provides the call number, and the remainder provide the arguments to the call. The result of the kernel call is the runtime result of the syscall node.</text:p>
      <text:p text:style-name="P25"><text:soft-page-break/>Method nodes</text:p>
      <text:p text:style-name="P35">A method node is the root node of a method. The method node declares how many arguments the method takes. <text:span text:style-name="T42">It has one child, which it evaluates when the method is invoked. The return value of the method is the runtime value of the method node's child.</text:span></text:p>
      <text:p text:style-name="P25">Macro nodes</text:p>
      <text:p text:style-name="P26">A Fog macro node is an architecture-independent node that is expanded in a possibly architecture-dependent way to a tree of lower-level Fog nodes. These are used for frequently-used complex structures, such as message sends.</text:p>
      <text:p text:style-name="P25">Message send macro node</text:p>
      <text:p text:style-name="P36">The sending of messages is compiled by the Mist compiler's front end into a message send macro node. <text:span text:style-name="T46">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37">In the initial x64 implementation of Mist, the message send macro node is expanded into a number of lower-level nodes.</text:p>
      <text:p text:style-name="P38">sequence <text:span text:style-name="T43">(special?)</text:span></text:p>
      <text:p text:style-name="P38"><text:tab/><text:span text:style-name="T44">if nc</text:span></text:p>
      <text:p text:style-name="P38"><text:tab/><text:tab/><text:span text:style-name="T44">sequence</text:span></text:p>
      <text:p text:style-name="P38"><text:tab/><text:tab/><text:tab/>marshal arguments <text:span text:style-name="T43">(via required locations)</text:span></text:p>
      <text:p text:style-name="P38"><text:tab/><text:tab/><text:tab/><text:tab/>receiver subnod<text:span text:style-name="T45">e</text:span></text:p>
      <text:p text:style-name="P38"><text:tab/><text:tab/><text:tab/><text:tab/>arg1 subnode</text:p>
      <text:p text:style-name="P38"><text:tab/><text:tab/><text:tab/><text:tab/>…</text:p>
      <text:p text:style-name="P38"><text:tab/><text:tab/><text:tab/><text:tab/>argn subnode</text:p>
      <text:p text:style-name="P39"><text:tab/><text:tab/><text:tab/><text:span text:style-name="T44">rdiIsSmallInt</text:span></text:p>
      <text:p text:style-name="P39"><text:tab/><text:tab/><text:span text:style-name="T45">call expectedNonSmallInt method</text:span></text:p>
      <text:p text:style-name="P39"><text:tab/><text:tab/><text:span text:style-name="T47">if =</text:span></text:p>
      <text:p text:style-name="P39"><text:tab/><text:tab/><text:tab/><text:span text:style-name="T48">cmp</text:span></text:p>
      <text:p text:style-name="P39"><text:tab/><text:tab/><text:tab/><text:tab/><text:span text:style-name="T47">fetch rcvr behavior</text:span></text:p>
      <text:p text:style-name="P39"><text:tab/><text:tab/><text:tab/><text:tab/><text:span text:style-name="T48">constant expectedBehavior</text:span></text:p>
      <text:p text:style-name="P39"><text:tab/><text:tab/><text:tab/><text:span text:style-name="T48">call expectedNonSmallInt method</text:span></text:p>
      <text:p text:style-name="P38"><text:soft-page-break/><text:tab/><text:tab/><text:tab/><text:span text:style-name="T48">sequence</text:span></text:p>
      <text:p text:style-name="P38"><text:tab/><text:tab/><text:tab/><text:tab/><text:span text:style-name="T48">push N arguments</text:span></text:p>
      <text:p text:style-name="P38"><text:tab/><text:tab/><text:tab/><text:tab/></text:p>
      <text:p text:style-name="P6">Me<text:span text:style-name="T36">ssage</text:span> send <text:span text:style-name="T34">generated code</text:span></text:p>
      <text:p text:style-name="P5">When Fog generates a message send, this is an approxim<text:span text:style-name="T37">at disassembly</text:span> of <text:span text:style-name="T37">the generated</text:span> machine code.</text:p>
      <text:p text:style-name="P7"><text:s text:c="2"/>&lt;move aruments to registers and stack&gt;</text:p>
      <text:p text:style-name="P7"><text:s text:c="2"/>bt <text:s text:c="2"/>rdi, 0</text:p>
      <text:p text:style-name="P7"><text:s text:c="2"/>jnc <text:s/>NotSmallInt</text:p>
      <text:p text:style-name="P7"><text:s text:c="2"/>call &lt;Constant, offset to method&gt;</text:p>
      <text:p text:style-name="P7"><text:s text:c="2"/>jmp Continue</text:p>
      <text:p text:style-name="P7">NotSmallInt</text:p>
      <text:p text:style-name="P7"><text:s text:c="2"/>mov r11, [rdi]</text:p>
      <text:p text:style-name="P7"><text:s text:c="2"/>mov rax, &lt;Constant, address of expected class&gt;</text:p>
      <text:p text:style-name="P7"><text:s text:c="2"/>cmp rax, r11</text:p>
      <text:p text:style-name="P7"><text:s text:c="2"/>jnz CacheMiss</text:p>
      <text:p text:style-name="P7"><text:s text:c="2"/>call &lt;Constant, offset to method&gt;</text:p>
      <text:p text:style-name="P7"><text:s text:c="2"/>jmp Continue</text:p>
      <text:p text:style-name="P7">CacheMiss</text:p>
      <text:p text:style-name="P7"><text:s text:c="2"/>&lt;push message send receiver and register arguments&gt;</text:p>
      <text:p text:style-name="P7"><text:s text:c="2"/>mov rdi, &lt;constant address of selector-specific </text:p>
      <text:p text:style-name="P7"><text:s text:c="12"/>method dictionary&gt;</text:p>
      <text:p text:style-name="P7"><text:s text:c="2"/>mov rsi, rip</text:p>
      <text:p text:style-name="P7"><text:s text:c="2"/>lea rsi, [rsi + rsi + (1 – 2n)] </text:p>
      <text:p text:style-name="P7"><text:s text:c="4"/>&lt;1-2n constant to reach constant above, plus one for smallInt conversion&gt;</text:p>
      <text:p text:style-name="P7"><text:s text:c="2"/>mov rdx, r11</text:p>
      <text:p text:style-name="P7"><text:s text:c="2"/>call &lt;Constant, address of</text:p>
      <text:p text:style-name="P7"><text:s text:c="8"/>MethodDictionary&gt;&gt;cacheMissAt:actualBehavior:&gt;</text:p>
      <text:p text:style-name="P7"><text:s text:c="2"/>&lt;pop message send receiver and register arguments&gt;</text:p>
      <text:p text:style-name="P7"><text:s text:c="2"/>call [rax + 0xnn] &lt;offset to start of machine code within method&gt;</text:p>
      <text:p text:style-name="P7">Continue</text:p>
      <text:p text:style-name="P7"><text:s text:c="2"/>add rsp, 16r10</text:p>
      <text:p text:style-name="P7"><text:s text:c="2"/>ret</text:p>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text:soft-page-break/>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oft-page-break/><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ext:soft-page-break/>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Heading_20_1">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151043527587911" text:continue-list="list151042090610284" text:style-name="Mist_20_Bulleted_20_List">
        <text:list-item>
          <text:p text:style-name="P8"><text:span text:style-name="T30">exceptionSelector</text:span><text:line-break/>An exception class or exception set specifying which exceptions I am willing to handle.</text:p>
        </text:list-item>
        <text:list-item>
          <text:p text:style-name="P8"><text:soft-page-break/><text:span text:style-name="T30">nextHandler</text:span><text:line-break/>When searching for an exception handler, the next handler to be searched.</text:p>
        </text:list-item>
        <text:list-item>
          <text:p text:style-name="P8"><text:span text:style-name="T30">exception</text:span><text:line-break/>While handling an exception, this is the exception being handled.</text:p>
        </text:list-item>
        <text:list-item>
          <text:p text:style-name="P8"><text:span text:style-name="T30">isOuter</text:span><text:line-break/>Boolean, true if I am handling an exception and I was chosen to handle the exception directly or indirectly due to another handler sending #outer to the exception.</text:p>
        </text:list-item>
        <text:list-item>
          <text:p text:style-name="P8"><text:span text:style-name="T30">isValid</text:span><text:line-break/>(<text:span text:style-name="T31">actually, probably not needed</text:span>)</text:p>
        </text:list-item>
        <text:list-item>
          <text:p text:style-name="P8"><text:span text:style-name="T30">needsRetry</text:span><text:line-break/>Boolean, true if my protected block needs to be evaluated. Initially true, set to false upon the first evaluation of the protected block, set to true upon the exception being sent #retry or #retryUsing:</text:p>
        </text:list-item>
        <text:list-item>
          <text:p text:style-name="P8"><text:span text:style-name="T30">actionBlock</text:span><text:line-break/>The block that is the argument to the do: keyword of #on:do:. I evaluate this block if I am called upon to handle an exception. </text:p>
        </text:list-item>
        <text:list-item>
          <text:p text:style-name="P8"><text:span text:style-name="T30">returnBlock</text:span><text:line-break/>This block, if evaluated, performs a non-local return from the protected block. It is evaluated during processing of #return:, #retry, and #retryUsing to truncate and unwind the stack.</text:p>
        </text:list-item>
        <text:list-item>
          <text:p text:style-name="P8"><text:span text:style-name="T30">protectedBlock</text:span><text:line-break/>The block to be evaluated while being prepared to handle some set of exceptions.</text:p>
        </text:list-item>
        <text:list-item>
          <text:p text:style-name="P8"><text:span text:style-name="T30">actionUnwindBlock</text:span><text:line-break/>This block, if evaluated, performs a non-local return from the action block. It is evaluated during processing of #resume:.</text:p>
        </text:list-item>
        <text:list-item>
          <text:p text:style-name="P8"><text:span text:style-name="T30">signalingEnvironment</text:span><text:line-break/>The handler that was the exception environment (first handler to be searched) when the exception I am handling was signaled.</text:p>
        </text:list-item>
      </text:list>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oft-page-break/><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nextHandler: ExceptionHandler exceptionEnvironment.</text:span></text:p>
      <text:p text:style-name="Mist_20_Code"><text:span text:style-name="Mist_20_Code"><text:s text:c="4"/>ExceptionHandler exceptionEnvironment: handler.</text:span></text:p>
      <text:p text:style-name="Mist_20_Code"><text:span text:style-name="Mist_20_Code"><text:s text:c="4"/>^[handler evaluateProtectedBlock] ensure: [handler invalidateAndP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Mist_20_Code"><text:span text:style-name="Mist_20_Code"><text:s text:c="2"/>h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ExceptionHandler exceptionEnvironment: nextHandler.</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text:soft-page-break/>reset needs to set isValid to false, isOuter to false, exception to nil...</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Heading_20_2">Handler actions</text:p>
      <text:p text:style-name="Mist_20_Text_20_Body">These are messages that can be sent to exceptions from within an action block. They are not valid to send at other times.</text:p>
      <text:p text:style-name="Mist_20_Heading_20_3">R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oft-page-break/><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R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P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text:soft-page-break/>O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Retry</text:p>
      <text:p text:style-name="Mist_20_Text_20_Body">In exceptions:</text:p>
      <text:p text:style-name="Mist_20_Code"><text:span text:style-name="Mist_20_Code"><text:s text:c="2"/>retry</text:span></text:p>
      <text:p text:style-name="Mist_20_Code"><text:span text:style-name="Mist_20_Code"><text:s text:c="4"/>^ 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RetryUsing</text:p>
      <text:p text:style-name="Mist_20_Text_20_Body">In exceptions:</text:p>
      <text:p text:style-name="Mist_20_Code"><text:span text:style-name="Mist_20_Code"><text:s text:c="2"/>retryUsing: newProtectedBlock</text:span></text:p>
      <text:p text:style-name="Mist_20_Code"><text:span text:style-name="Mist_20_Code"><text:s text:c="4"/>^ 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Mist_20_Heading_20_3">isNested</text:p>
      <text:p text:style-name="Mist_20_Text_20_Body">&gt;&gt;&gt;Needs to be written</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text:soft-page-break/>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17">.</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text:soft-page-break/>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text:soft-page-break/>(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19"> – </text:span><text:span text:style-name="T17">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text:soft-page-break/>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7.2$Linux_X86_64 LibreOffice_project/420m0$Build-2</meta:generator>
    <dc:date>2014-11-30T15:10:41.385090643</dc:date>
    <meta:editing-duration>P36DT19H36M57S</meta:editing-duration>
    <meta:editing-cycles>346</meta:editing-cycles>
    <meta:document-statistic meta:table-count="0" meta:image-count="1" meta:object-count="0" meta:page-count="32" meta:paragraph-count="618" meta:word-count="11704" meta:character-count="74154" meta:non-whitespace-character-count="61616"/>
  </office:meta>
</office:document-meta>
</file>